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6.493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4.3cm"/>
    </style:style>
    <style:style style:name="co12" style:family="table-column">
      <style:table-column-properties fo:break-before="auto" style:column-width="2.65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9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09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09cm solid #000000" style:vertical-align="middle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09cm solid #000000" style:vertical-align="middle"/>
      <style:paragraph-properties fo:text-align="start"/>
      <style:text-properties fo:font-size="9pt" style:font-size-asian="9pt" style:font-size-complex="9pt"/>
    </style:style>
    <style:style style:name="ce5" style:family="table-cell" style:parent-style-name="Default" style:data-style-name="N36">
      <style:table-cell-properties style:text-align-source="fix" style:repeat-content="false" fo:border="0.009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36">
      <style:table-cell-properties style:text-align-source="fix" style:repeat-content="false" fo:border="0.009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9cm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="0.009cm solid #000000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Classe 5èmeD Mme CURTI" table:style-name="ta1">
        <office:forms form:automatic-focus="false" form:apply-design-mode="false"/>
        <table:table-column table:style-name="co3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12" table:default-cell-style-name="ce2"/>
        <table:table-column table:style-name="co2" table:number-columns-repeated="1011" table:default-cell-style-name="ce10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5" office:value-type="string">
            <text:p>Date de naissance</text:p>
          </table:table-cell>
          <table:table-cell table:style-name="ce3" office:value-type="string">
            <text:p>Adresse</text:p>
          </table:table-cell>
          <table:table-cell table:style-name="ce1" office:value-type="string">
            <text:p>Tél.</text:p>
          </table:table-cell>
          <table:table-cell table:style-name="ce3" office:value-type="string">
            <text:p>Père</text:p>
          </table:table-cell>
          <table:table-cell table:style-name="ce3" office:value-type="string">
            <text:p>Mère</text:p>
          </table:table-cell>
          <table:table-cell table:style-name="ce3" office:value-type="string">
            <text:p>Frère(s) / soeur(s)</text:p>
          </table:table-cell>
          <table:table-cell table:style-name="ce3" office:value-type="string">
            <text:p>Loisirs</text:p>
          </table:table-cell>
          <table:table-cell table:style-name="ce3" office:value-type="string">
            <text:p>Métier envisagé</text:p>
          </table:table-cell>
          <table:table-cell table:style-name="ce1" office:value-type="string">
            <text:p>N° ordre photo</text:p>
          </table:table-cell>
          <table:table-cell table:style-name="ce9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M1</text:p>
          </table:table-cell>
          <table:table-cell office:value-type="string">
            <text:p>Prénom1</text:p>
          </table:table-cell>
          <table:table-cell table:number-columns-repeated="8"/>
          <table:table-cell office:value-type="float" office:value="99">
            <text:p>99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NOM2</text:p>
          </table:table-cell>
          <table:table-cell office:value-type="string">
            <text:p>Prénom2</text:p>
          </table:table-cell>
          <table:table-cell table:number-columns-repeated="8"/>
          <table:table-cell office:value-type="float" office:value="102">
            <text:p>102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NOM3</text:p>
          </table:table-cell>
          <table:table-cell office:value-type="string">
            <text:p>Prénom3</text:p>
          </table:table-cell>
          <table:table-cell table:number-columns-repeated="8"/>
          <table:table-cell office:value-type="float" office:value="98">
            <text:p>98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NOM4</text:p>
          </table:table-cell>
          <table:table-cell office:value-type="string">
            <text:p>Prénom4</text:p>
          </table:table-cell>
          <table:table-cell/>
          <table:table-cell table:style-name="ce7"/>
          <table:table-cell table:number-columns-repeated="6"/>
          <table:table-cell office:value-type="float" office:value="94">
            <text:p>94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NOM5</text:p>
          </table:table-cell>
          <table:table-cell office:value-type="string">
            <text:p>Prénom5</text:p>
          </table:table-cell>
          <table:table-cell table:number-columns-repeated="8"/>
          <table:table-cell office:value-type="float" office:value="107">
            <text:p>107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NOM6</text:p>
          </table:table-cell>
          <table:table-cell office:value-type="string">
            <text:p>Prénom6</text:p>
          </table:table-cell>
          <table:table-cell table:number-columns-repeated="8"/>
          <table:table-cell office:value-type="float" office:value="103">
            <text:p>103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NOM7</text:p>
          </table:table-cell>
          <table:table-cell office:value-type="string">
            <text:p>Prénom7</text:p>
          </table:table-cell>
          <table:table-cell table:number-columns-repeated="8"/>
          <table:table-cell office:value-type="float" office:value="110">
            <text:p>110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NOM8</text:p>
          </table:table-cell>
          <table:table-cell office:value-type="string">
            <text:p>Prénom8</text:p>
          </table:table-cell>
          <table:table-cell table:number-columns-repeated="8"/>
          <table:table-cell office:value-type="float" office:value="92">
            <text:p>92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NOM9</text:p>
          </table:table-cell>
          <table:table-cell office:value-type="string">
            <text:p>Prénom9</text:p>
          </table:table-cell>
          <table:table-cell table:number-columns-repeated="8"/>
          <table:table-cell office:value-type="float" office:value="104">
            <text:p>104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NOM10</text:p>
          </table:table-cell>
          <table:table-cell office:value-type="string">
            <text:p>Prénom10</text:p>
          </table:table-cell>
          <table:table-cell table:number-columns-repeated="8"/>
          <table:table-cell office:value-type="float" office:value="108">
            <text:p>108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NOM11</text:p>
          </table:table-cell>
          <table:table-cell office:value-type="string">
            <text:p>Prénom11</text:p>
          </table:table-cell>
          <table:table-cell table:number-columns-repeated="8"/>
          <table:table-cell office:value-type="float" office:value="97">
            <text:p>97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NOM12</text:p>
          </table:table-cell>
          <table:table-cell office:value-type="string">
            <text:p>Prénom12</text:p>
          </table:table-cell>
          <table:table-cell table:number-columns-repeated="8"/>
          <table:table-cell office:value-type="float" office:value="95">
            <text:p>95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NOM13</text:p>
          </table:table-cell>
          <table:table-cell office:value-type="string">
            <text:p>Prénom13</text:p>
          </table:table-cell>
          <table:table-cell table:number-columns-repeated="8"/>
          <table:table-cell office:value-type="float" office:value="93">
            <text:p>93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NOM14</text:p>
          </table:table-cell>
          <table:table-cell office:value-type="string">
            <text:p>Prénom14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NOM15</text:p>
          </table:table-cell>
          <table:table-cell office:value-type="string">
            <text:p>Prénom15</text:p>
          </table:table-cell>
          <table:table-cell table:number-columns-repeated="8"/>
          <table:table-cell office:value-type="float" office:value="91">
            <text:p>91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NOM16</text:p>
          </table:table-cell>
          <table:table-cell office:value-type="string">
            <text:p>Prénom16</text:p>
          </table:table-cell>
          <table:table-cell table:number-columns-repeated="8"/>
          <table:table-cell office:value-type="float" office:value="101">
            <text:p>101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NOM17</text:p>
          </table:table-cell>
          <table:table-cell office:value-type="string">
            <text:p>Prénom17</text:p>
          </table:table-cell>
          <table:table-cell table:number-columns-repeated="8"/>
          <table:table-cell office:value-type="float" office:value="105">
            <text:p>105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NOM18</text:p>
          </table:table-cell>
          <table:table-cell office:value-type="string">
            <text:p>Prénom18</text:p>
          </table:table-cell>
          <table:table-cell table:number-columns-repeated="8"/>
          <table:table-cell office:value-type="float" office:value="106">
            <text:p>106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NOM19</text:p>
          </table:table-cell>
          <table:table-cell office:value-type="string">
            <text:p>Prénom19</text:p>
          </table:table-cell>
          <table:table-cell table:number-columns-repeated="8"/>
          <table:table-cell office:value-type="float" office:value="109">
            <text:p>109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NOM20</text:p>
          </table:table-cell>
          <table:table-cell office:value-type="string">
            <text:p>Prénom20</text:p>
          </table:table-cell>
          <table:table-cell/>
          <table:table-cell table:style-name="ce8"/>
          <table:table-cell table:number-columns-repeated="6"/>
          <table:table-cell office:value-type="float" office:value="88">
            <text:p>88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NOM21</text:p>
          </table:table-cell>
          <table:table-cell office:value-type="string">
            <text:p>Prénom21</text:p>
          </table:table-cell>
          <table:table-cell table:number-columns-repeated="8"/>
          <table:table-cell office:value-type="float" office:value="87">
            <text:p>87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NOM22</text:p>
          </table:table-cell>
          <table:table-cell office:value-type="string">
            <text:p>Prénom22</text:p>
          </table:table-cell>
          <table:table-cell table:number-columns-repeated="8"/>
          <table:table-cell office:value-type="float" office:value="89">
            <text:p>89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NOM23</text:p>
          </table:table-cell>
          <table:table-cell office:value-type="string">
            <text:p>Prénom23</text:p>
          </table:table-cell>
          <table:table-cell table:number-columns-repeated="8"/>
          <table:table-cell office:value-type="float" office:value="90">
            <text:p>90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NOM24</text:p>
          </table:table-cell>
          <table:table-cell office:value-type="string">
            <text:p>Prénom24</text:p>
          </table:table-cell>
          <table:table-cell table:number-columns-repeated="8"/>
          <table:table-cell office:value-type="float" office:value="96">
            <text:p>96</text:p>
          </table:table-cell>
          <table:table-cell table:number-columns-repeated="1011"/>
        </table:table-row>
        <table:table-row table:style-name="ro2" table:number-rows-repeated="6551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6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14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0T16:56:23</meta:creation-date>
    <dc:date>2011-09-14T14:11:44.67</dc:date>
    <meta:editing-duration>PT00H10M28S</meta:editing-duration>
    <meta:editing-cycles>12</meta:editing-cycles>
    <meta:generator>OpenOffice.org/3.2$Win32 OpenOffice.org_project/320m18$Build-9502</meta:generator>
    <meta:document-statistic meta:table-count="3" meta:cell-count="108" meta:object-count="0"/>
  </office:meta>
</office:document-meta>
</file>